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fo:font-size="6pt" style:font-size-asian="5.25pt" style:font-size-complex="6pt"/>
    </style:style>
    <style:style style:name="P2" style:family="paragraph" style:parent-style-name="Heading_20_2">
      <style:text-properties fo:font-size="6pt" style:font-size-asian="5.25pt" style:font-size-complex="6pt"/>
    </style:style>
    <style:style style:name="P3" style:family="paragraph" style:parent-style-name="Text_20_body">
      <style:text-properties fo:font-size="6pt" style:font-size-asian="5.25pt" style:font-size-complex="6pt"/>
    </style:style>
    <style:style style:name="P4" style:family="paragraph" style:parent-style-name="Horizontal_20_Line">
      <style:text-properties style:font-size-asian="5.25pt"/>
    </style:style>
    <style:style style:name="P5" style:family="paragraph" style:parent-style-name="Heading_20_3">
      <style:text-properties fo:font-size="6pt" style:font-size-asian="5.25pt" style:font-size-complex="6pt"/>
    </style:style>
    <style:style style:name="P6" style:family="paragraph" style:parent-style-name="Text_20_body" style:list-style-name="L1">
      <style:paragraph-properties fo:margin-top="0in" fo:margin-bottom="0in" style:contextual-spacing="false"/>
      <style:text-properties fo:font-size="6pt" style:font-size-asian="5.25pt" style:font-size-complex="6pt"/>
    </style:style>
    <style:style style:name="P7" style:family="paragraph" style:parent-style-name="Text_20_body" style:list-style-name="L1">
      <style:text-properties fo:font-size="6pt" style:font-size-asian="5.25pt" style:font-size-complex="6pt"/>
    </style:style>
    <style:style style:name="P8" style:family="paragraph" style:parent-style-name="Text_20_body" style:list-style-name="L2">
      <style:paragraph-properties fo:margin-top="0in" fo:margin-bottom="0in" style:contextual-spacing="false"/>
      <style:text-properties fo:font-size="6pt" style:font-size-asian="5.25pt" style:font-size-complex="6pt"/>
    </style:style>
    <style:style style:name="P9" style:family="paragraph" style:parent-style-name="Text_20_body" style:list-style-name="L2">
      <style:text-properties fo:font-size="6pt" style:font-size-asian="5.25pt" style:font-size-complex="6pt"/>
    </style:style>
    <style:style style:name="P10" style:family="paragraph" style:parent-style-name="Text_20_body" style:list-style-name="L3">
      <style:paragraph-properties fo:margin-top="0in" fo:margin-bottom="0in" style:contextual-spacing="false"/>
      <style:text-properties fo:font-size="6pt" style:font-size-asian="5.25pt" style:font-size-complex="6pt"/>
    </style:style>
    <style:style style:name="P11" style:family="paragraph" style:parent-style-name="Text_20_body" style:list-style-name="L3">
      <style:text-properties fo:font-size="6pt" style:font-size-asian="5.25pt" style:font-size-complex="6pt"/>
    </style:style>
    <style:style style:name="P12" style:family="paragraph" style:parent-style-name="Text_20_body" style:list-style-name="L4">
      <style:paragraph-properties fo:margin-top="0in" fo:margin-bottom="0in" style:contextual-spacing="false"/>
      <style:text-properties fo:font-size="6pt" style:font-size-asian="5.25pt" style:font-size-complex="6pt"/>
    </style:style>
    <style:style style:name="P13" style:family="paragraph" style:parent-style-name="Text_20_body" style:list-style-name="L4">
      <style:text-properties fo:font-size="6pt" style:font-size-asian="5.25pt" style:font-size-complex="6pt"/>
    </style:style>
    <style:style style:name="P14" style:family="paragraph" style:parent-style-name="Text_20_body" style:list-style-name="L5">
      <style:paragraph-properties fo:margin-top="0in" fo:margin-bottom="0in" style:contextual-spacing="false"/>
      <style:text-properties fo:font-size="6pt" style:font-size-asian="5.25pt" style:font-size-complex="6pt"/>
    </style:style>
    <style:style style:name="P15" style:family="paragraph" style:parent-style-name="Text_20_body" style:list-style-name="L5">
      <style:text-properties fo:font-size="6pt" style:font-size-asian="5.25pt" style:font-size-complex="6pt"/>
    </style:style>
    <style:style style:name="P16" style:family="paragraph" style:parent-style-name="Text_20_body" style:list-style-name="L6">
      <style:paragraph-properties fo:margin-top="0in" fo:margin-bottom="0in" style:contextual-spacing="false"/>
      <style:text-properties fo:font-size="6pt" style:font-size-asian="5.25pt" style:font-size-complex="6pt"/>
    </style:style>
    <style:style style:name="P17" style:family="paragraph" style:parent-style-name="Text_20_body" style:list-style-name="L6">
      <style:text-properties fo:font-size="6pt" style:font-size-asian="5.25pt" style:font-size-complex="6pt"/>
    </style:style>
    <style:style style:name="P18" style:family="paragraph" style:parent-style-name="Text_20_body" style:list-style-name="L7">
      <style:paragraph-properties fo:margin-top="0in" fo:margin-bottom="0in" style:contextual-spacing="false"/>
      <style:text-properties fo:font-size="6pt" style:font-size-asian="5.25pt" style:font-size-complex="6pt"/>
    </style:style>
    <style:style style:name="P19" style:family="paragraph" style:parent-style-name="Text_20_body" style:list-style-name="L7">
      <style:text-properties fo:font-size="6pt" style:font-size-asian="5.25pt" style:font-size-complex="6pt"/>
    </style:style>
    <style:style style:name="P20" style:family="paragraph" style:parent-style-name="Text_20_body" style:list-style-name="L8">
      <style:paragraph-properties fo:margin-top="0in" fo:margin-bottom="0in" style:contextual-spacing="false"/>
      <style:text-properties fo:font-size="6pt" style:font-size-asian="5.25pt" style:font-size-complex="6pt"/>
    </style:style>
    <style:style style:name="P21" style:family="paragraph" style:parent-style-name="Text_20_body" style:list-style-name="L8">
      <style:text-properties fo:font-size="6pt" style:font-size-asian="5.25pt" style:font-size-complex="6pt"/>
    </style:style>
    <style:style style:name="P22" style:family="paragraph" style:parent-style-name="Text_20_body" style:list-style-name="L9">
      <style:paragraph-properties fo:margin-top="0in" fo:margin-bottom="0in" style:contextual-spacing="false"/>
      <style:text-properties fo:font-size="6pt" style:font-size-asian="5.25pt" style:font-size-complex="6pt"/>
    </style:style>
    <style:style style:name="P23" style:family="paragraph" style:parent-style-name="Text_20_body" style:list-style-name="L9">
      <style:text-properties fo:font-size="6pt" style:font-size-asian="5.25pt" style:font-size-complex="6pt"/>
    </style:style>
    <style:style style:name="P24" style:family="paragraph" style:parent-style-name="Text_20_body" style:list-style-name="L10">
      <style:paragraph-properties fo:margin-top="0in" fo:margin-bottom="0in" style:contextual-spacing="false"/>
      <style:text-properties fo:font-size="6pt" style:font-size-asian="5.25pt" style:font-size-complex="6pt"/>
    </style:style>
    <style:style style:name="P25" style:family="paragraph" style:parent-style-name="Text_20_body" style:list-style-name="L10">
      <style:text-properties fo:font-size="6pt" style:font-size-asian="5.25pt" style:font-size-complex="6pt"/>
    </style:style>
    <style:style style:name="P26" style:family="paragraph" style:parent-style-name="Text_20_body" style:list-style-name="L11">
      <style:paragraph-properties fo:margin-top="0in" fo:margin-bottom="0in" style:contextual-spacing="false"/>
      <style:text-properties fo:font-size="6pt" style:font-size-asian="5.25pt" style:font-size-complex="6pt"/>
    </style:style>
    <style:style style:name="P27" style:family="paragraph" style:parent-style-name="Text_20_body" style:list-style-name="L11">
      <style:text-properties fo:font-size="6pt" style:font-size-asian="5.25pt" style:font-size-complex="6pt"/>
    </style:style>
    <style:style style:name="P28" style:family="paragraph" style:parent-style-name="Text_20_body" style:list-style-name="L12">
      <style:paragraph-properties fo:margin-top="0in" fo:margin-bottom="0in" style:contextual-spacing="false"/>
      <style:text-properties fo:font-size="6pt" style:font-size-asian="5.25pt" style:font-size-complex="6pt"/>
    </style:style>
    <style:style style:name="P29" style:family="paragraph" style:parent-style-name="Text_20_body" style:list-style-name="L12">
      <style:text-properties fo:font-size="6pt" style:font-size-asian="5.25pt" style:font-size-complex="6pt"/>
    </style:style>
    <style:style style:name="P30" style:family="paragraph" style:parent-style-name="Text_20_body" style:list-style-name="L13">
      <style:paragraph-properties fo:margin-top="0in" fo:margin-bottom="0in" style:contextual-spacing="false"/>
      <style:text-properties fo:font-size="6pt" style:font-size-asian="5.25pt" style:font-size-complex="6pt"/>
    </style:style>
    <style:style style:name="P31" style:family="paragraph" style:parent-style-name="Text_20_body" style:list-style-name="L13">
      <style:text-properties fo:font-size="6pt" style:font-size-asian="5.25pt" style:font-size-complex="6pt"/>
    </style:style>
    <style:style style:name="P32" style:family="paragraph" style:parent-style-name="Text_20_body" style:list-style-name="L14">
      <style:paragraph-properties fo:margin-top="0in" fo:margin-bottom="0in" style:contextual-spacing="false"/>
      <style:text-properties fo:font-size="6pt" style:font-size-asian="5.25pt" style:font-size-complex="6pt"/>
    </style:style>
    <style:style style:name="P33" style:family="paragraph" style:parent-style-name="Text_20_body" style:list-style-name="L14">
      <style:text-properties fo:font-size="6pt" style:font-size-asian="5.25pt" style:font-size-complex="6pt"/>
    </style:style>
    <style:style style:name="P34" style:family="paragraph" style:parent-style-name="Quotations">
      <style:text-properties fo:font-size="6pt" style:font-size-asian="5.25pt" style:font-size-complex="6pt"/>
    </style:style>
    <style:style style:name="P35" style:family="paragraph" style:parent-style-name="Text_20_body" style:list-style-name="L15">
      <style:paragraph-properties fo:margin-top="0in" fo:margin-bottom="0in" style:contextual-spacing="false"/>
      <style:text-properties fo:font-size="6pt" style:font-size-asian="5.25pt" style:font-size-complex="6pt"/>
    </style:style>
    <style:style style:name="P36" style:family="paragraph" style:parent-style-name="Text_20_body" style:list-style-name="L15">
      <style:text-properties fo:font-size="6pt" style:font-size-asian="5.25pt" style:font-size-complex="6pt"/>
    </style:style>
    <style:style style:name="P37" style:family="paragraph" style:parent-style-name="Text_20_body" style:list-style-name="L16">
      <style:paragraph-properties fo:margin-top="0in" fo:margin-bottom="0in" style:contextual-spacing="false"/>
      <style:text-properties fo:font-size="6pt" style:font-size-asian="5.25pt" style:font-size-complex="6pt"/>
    </style:style>
    <style:style style:name="P38" style:family="paragraph" style:parent-style-name="Text_20_body" style:list-style-name="L16">
      <style:text-properties fo:font-size="6pt" style:font-size-asian="5.25pt" style:font-size-complex="6pt"/>
    </style:style>
    <style:style style:name="P39" style:family="paragraph" style:parent-style-name="Text_20_body" style:list-style-name="L17">
      <style:paragraph-properties fo:margin-top="0in" fo:margin-bottom="0in" style:contextual-spacing="false"/>
      <style:text-properties fo:font-size="6pt" style:font-size-asian="5.25pt" style:font-size-complex="6pt"/>
    </style:style>
    <style:style style:name="P40" style:family="paragraph" style:parent-style-name="Text_20_body" style:list-style-name="L17">
      <style:text-properties fo:font-size="6pt" style:font-size-asian="5.25pt" style:font-size-complex="6pt"/>
    </style:style>
    <style:style style:name="P41" style:family="paragraph" style:parent-style-name="Text_20_body" style:list-style-name="L18">
      <style:paragraph-properties fo:margin-top="0in" fo:margin-bottom="0in" style:contextual-spacing="false"/>
      <style:text-properties fo:font-size="6pt" style:font-size-asian="5.25pt" style:font-size-complex="6pt"/>
    </style:style>
    <style:style style:name="P42" style:family="paragraph" style:parent-style-name="Text_20_body" style:list-style-name="L18">
      <style:text-properties fo:font-size="6pt" style:font-size-asian="5.25pt" style:font-size-complex="6pt"/>
    </style:style>
    <style:style style:name="P43" style:family="paragraph" style:parent-style-name="Text_20_body" style:list-style-name="L19">
      <style:paragraph-properties fo:margin-top="0in" fo:margin-bottom="0in" style:contextual-spacing="false"/>
      <style:text-properties fo:font-size="6pt" style:font-size-asian="5.25pt" style:font-size-complex="6pt"/>
    </style:style>
    <style:style style:name="P44" style:family="paragraph" style:parent-style-name="Text_20_body" style:list-style-name="L19">
      <style:text-properties fo:font-size="6pt" style:font-size-asian="5.25pt" style:font-size-complex="6pt"/>
    </style:style>
    <style:style style:name="P45" style:family="paragraph" style:parent-style-name="Text_20_body" style:list-style-name="L20">
      <style:paragraph-properties fo:margin-top="0in" fo:margin-bottom="0in" style:contextual-spacing="false"/>
      <style:text-properties fo:font-size="6pt" style:font-size-asian="5.25pt" style:font-size-complex="6pt"/>
    </style:style>
    <style:style style:name="P46" style:family="paragraph" style:parent-style-name="Text_20_body" style:list-style-name="L20">
      <style:text-properties fo:font-size="6pt" style:font-size-asian="5.25pt" style:font-size-complex="6pt"/>
    </style:style>
    <style:style style:name="P47" style:family="paragraph" style:parent-style-name="Text_20_body" style:list-style-name="L21">
      <style:paragraph-properties fo:margin-top="0in" fo:margin-bottom="0in" style:contextual-spacing="false"/>
      <style:text-properties fo:font-size="6pt" style:font-size-asian="5.25pt" style:font-size-complex="6pt"/>
    </style:style>
    <style:style style:name="P48" style:family="paragraph" style:parent-style-name="Text_20_body" style:list-style-name="L21">
      <style:text-properties fo:font-size="6pt" style:font-size-asian="5.25pt" style:font-size-complex="6pt"/>
    </style:style>
    <style:style style:name="P49" style:family="paragraph" style:parent-style-name="Text_20_body" style:list-style-name="L22">
      <style:paragraph-properties fo:margin-top="0in" fo:margin-bottom="0in" style:contextual-spacing="false"/>
      <style:text-properties fo:font-size="6pt" style:font-size-asian="5.25pt" style:font-size-complex="6pt"/>
    </style:style>
    <style:style style:name="P50" style:family="paragraph" style:parent-style-name="Text_20_body" style:list-style-name="L22">
      <style:text-properties fo:font-size="6pt" style:font-size-asian="5.25pt" style:font-size-complex="6pt"/>
    </style:style>
    <style:style style:name="P51" style:family="paragraph" style:parent-style-name="Text_20_body" style:list-style-name="L23">
      <style:paragraph-properties fo:margin-top="0in" fo:margin-bottom="0in" style:contextual-spacing="false"/>
      <style:text-properties fo:font-size="6pt" style:font-size-asian="5.25pt" style:font-size-complex="6pt"/>
    </style:style>
    <style:style style:name="P52" style:family="paragraph" style:parent-style-name="Text_20_body" style:list-style-name="L23">
      <style:text-properties fo:font-size="6pt" style:font-size-asian="5.25pt" style:font-size-complex="6pt"/>
    </style:style>
    <style:style style:name="P53" style:family="paragraph" style:parent-style-name="Text_20_body" style:list-style-name="L24">
      <style:paragraph-properties fo:margin-top="0in" fo:margin-bottom="0in" style:contextual-spacing="false"/>
      <style:text-properties fo:font-size="6pt" style:font-size-asian="5.25pt" style:font-size-complex="6pt"/>
    </style:style>
    <style:style style:name="P54" style:family="paragraph" style:parent-style-name="Text_20_body" style:list-style-name="L24">
      <style:text-properties fo:font-size="6pt" style:font-size-asian="5.25pt" style:font-size-complex="6pt"/>
    </style:style>
    <style:style style:name="P55" style:family="paragraph" style:parent-style-name="Text_20_body" style:list-style-name="L25">
      <style:paragraph-properties fo:margin-top="0in" fo:margin-bottom="0in" style:contextual-spacing="false"/>
      <style:text-properties fo:font-size="6pt" style:font-size-asian="5.25pt" style:font-size-complex="6pt"/>
    </style:style>
    <style:style style:name="P56" style:family="paragraph" style:parent-style-name="Text_20_body" style:list-style-name="L25">
      <style:text-properties fo:font-size="6pt" style:font-size-asian="5.25pt" style:font-size-complex="6pt"/>
    </style:style>
    <style:style style:name="P57" style:family="paragraph" style:parent-style-name="Text_20_body" style:list-style-name="L26">
      <style:paragraph-properties fo:margin-top="0in" fo:margin-bottom="0in" style:contextual-spacing="false"/>
      <style:text-properties fo:font-size="6pt" style:font-size-asian="5.25pt" style:font-size-complex="6pt"/>
    </style:style>
    <style:style style:name="P58" style:family="paragraph" style:parent-style-name="Text_20_body" style:list-style-name="L26">
      <style:text-properties fo:font-size="6pt" style:font-size-asian="5.25pt" style:font-size-complex="6pt"/>
    </style:style>
    <style:style style:name="P59" style:family="paragraph" style:parent-style-name="Text_20_body" style:list-style-name="L27">
      <style:paragraph-properties fo:margin-top="0in" fo:margin-bottom="0in" style:contextual-spacing="false"/>
      <style:text-properties fo:font-size="6pt" style:font-size-asian="5.25pt" style:font-size-complex="6pt"/>
    </style:style>
    <style:style style:name="P60" style:family="paragraph" style:parent-style-name="Text_20_body" style:list-style-name="L27">
      <style:text-properties fo:font-size="6pt" style:font-size-asian="5.25pt" style:font-size-complex="6pt"/>
    </style:style>
    <style:style style:name="P61" style:family="paragraph" style:parent-style-name="Text_20_body" style:list-style-name="L28">
      <style:paragraph-properties fo:margin-top="0in" fo:margin-bottom="0in" style:contextual-spacing="false"/>
      <style:text-properties fo:font-size="6pt" style:font-size-asian="5.25pt" style:font-size-complex="6pt"/>
    </style:style>
    <style:style style:name="P62" style:family="paragraph" style:parent-style-name="Text_20_body" style:list-style-name="L28">
      <style:text-properties fo:font-size="6pt" style:font-size-asian="5.25pt" style:font-size-complex="6pt"/>
    </style:style>
    <style:style style:name="P63" style:family="paragraph" style:parent-style-name="Text_20_body" style:list-style-name="L29">
      <style:paragraph-properties fo:margin-top="0in" fo:margin-bottom="0in" style:contextual-spacing="false"/>
      <style:text-properties fo:font-size="6pt" style:font-size-asian="5.25pt" style:font-size-complex="6pt"/>
    </style:style>
    <style:style style:name="P64" style:family="paragraph" style:parent-style-name="Text_20_body" style:list-style-name="L29">
      <style:text-properties fo:font-size="6pt" style:font-size-asian="5.25pt" style:font-size-complex="6pt"/>
    </style:style>
    <style:style style:name="P65" style:family="paragraph" style:parent-style-name="Text_20_body" style:list-style-name="L30">
      <style:paragraph-properties fo:margin-top="0in" fo:margin-bottom="0in" style:contextual-spacing="false"/>
      <style:text-properties fo:font-size="6pt" style:font-size-asian="5.25pt" style:font-size-complex="6pt"/>
    </style:style>
    <style:style style:name="P66" style:family="paragraph" style:parent-style-name="Text_20_body" style:list-style-name="L30">
      <style:text-properties fo:font-size="6pt" style:font-size-asian="5.25pt" style:font-size-complex="6pt"/>
    </style:style>
    <style:style style:name="P67" style:family="paragraph" style:parent-style-name="Text_20_body" style:list-style-name="L31">
      <style:paragraph-properties fo:margin-top="0in" fo:margin-bottom="0in" style:contextual-spacing="false"/>
      <style:text-properties fo:font-size="6pt" style:font-size-asian="5.25pt" style:font-size-complex="6pt"/>
    </style:style>
    <style:style style:name="P68" style:family="paragraph" style:parent-style-name="Text_20_body" style:list-style-name="L31">
      <style:text-properties fo:font-size="6pt" style:font-size-asian="5.25pt" style:font-size-complex="6pt"/>
    </style:style>
    <style:style style:name="P69" style:family="paragraph" style:parent-style-name="Text_20_body" style:list-style-name="L32">
      <style:paragraph-properties fo:margin-top="0in" fo:margin-bottom="0in" style:contextual-spacing="false"/>
      <style:text-properties fo:font-size="6pt" style:font-size-asian="5.25pt" style:font-size-complex="6pt"/>
    </style:style>
    <style:style style:name="P70" style:family="paragraph" style:parent-style-name="Text_20_body" style:list-style-name="L32">
      <style:text-properties fo:font-size="6pt" style:font-size-asian="5.25pt" style:font-size-complex="6pt"/>
    </style:style>
    <style:style style:name="P71" style:family="paragraph" style:parent-style-name="Text_20_body" style:list-style-name="L33">
      <style:paragraph-properties fo:margin-top="0in" fo:margin-bottom="0in" style:contextual-spacing="false"/>
      <style:text-properties fo:font-size="6pt" style:font-size-asian="5.25pt" style:font-size-complex="6pt"/>
    </style:style>
    <style:style style:name="P72" style:family="paragraph" style:parent-style-name="Text_20_body" style:list-style-name="L33">
      <style:text-properties fo:font-size="6pt" style:font-size-asian="5.25pt" style:font-size-complex="6pt"/>
    </style:style>
    <style:style style:name="P73" style:family="paragraph" style:parent-style-name="Text_20_body" style:list-style-name="L34">
      <style:paragraph-properties fo:margin-top="0in" fo:margin-bottom="0in" style:contextual-spacing="false"/>
      <style:text-properties fo:font-size="6pt" style:font-size-asian="5.25pt" style:font-size-complex="6pt"/>
    </style:style>
    <style:style style:name="P74" style:family="paragraph" style:parent-style-name="Text_20_body" style:list-style-name="L34">
      <style:text-properties fo:font-size="6pt" style:font-size-asian="5.25pt" style:font-size-complex="6pt"/>
    </style:style>
    <style:style style:name="P75" style:family="paragraph" style:parent-style-name="Text_20_body" style:list-style-name="L35">
      <style:paragraph-properties fo:margin-top="0in" fo:margin-bottom="0in" style:contextual-spacing="false"/>
      <style:text-properties fo:font-size="6pt" style:font-size-asian="5.25pt" style:font-size-complex="6pt"/>
    </style:style>
    <style:style style:name="P76" style:family="paragraph" style:parent-style-name="Text_20_body" style:list-style-name="L35">
      <style:text-properties fo:font-size="6pt" style:font-size-asian="5.25pt" style:font-size-complex="6pt"/>
    </style:style>
    <style:style style:name="P77" style:family="paragraph" style:parent-style-name="Text_20_body" style:list-style-name="L36">
      <style:paragraph-properties fo:margin-top="0in" fo:margin-bottom="0in" style:contextual-spacing="false"/>
      <style:text-properties fo:font-size="6pt" style:font-size-asian="5.25pt" style:font-size-complex="6pt"/>
    </style:style>
    <style:style style:name="P78" style:family="paragraph" style:parent-style-name="Text_20_body" style:list-style-name="L36">
      <style:text-properties fo:font-size="6pt" style:font-size-asian="5.25pt" style:font-size-complex="6pt"/>
    </style:style>
    <style:style style:name="P79" style:family="paragraph" style:parent-style-name="Text_20_body" style:list-style-name="L37">
      <style:paragraph-properties fo:margin-top="0in" fo:margin-bottom="0in" style:contextual-spacing="false"/>
      <style:text-properties fo:font-size="6pt" style:font-size-asian="5.25pt" style:font-size-complex="6pt"/>
    </style:style>
    <style:style style:name="P80" style:family="paragraph" style:parent-style-name="Text_20_body" style:list-style-name="L37">
      <style:text-properties fo:font-size="6pt" style:font-size-asian="5.25pt" style:font-size-complex="6pt"/>
    </style:style>
    <style:style style:name="P81" style:family="paragraph" style:parent-style-name="Text_20_body" style:list-style-name="L38">
      <style:paragraph-properties fo:margin-top="0in" fo:margin-bottom="0in" style:contextual-spacing="false"/>
      <style:text-properties fo:font-size="6pt" style:font-size-asian="5.25pt" style:font-size-complex="6pt"/>
    </style:style>
    <style:style style:name="P82" style:family="paragraph" style:parent-style-name="Text_20_body" style:list-style-name="L38">
      <style:text-properties fo:font-size="6pt" style:font-size-asian="5.25pt" style:font-size-complex="6pt"/>
    </style:style>
    <style:style style:name="P83" style:family="paragraph" style:parent-style-name="Text_20_body" style:list-style-name="L39">
      <style:paragraph-properties fo:margin-top="0in" fo:margin-bottom="0in" style:contextual-spacing="false"/>
      <style:text-properties fo:font-size="6pt" style:font-size-asian="5.25pt" style:font-size-complex="6pt"/>
    </style:style>
    <style:style style:name="P84" style:family="paragraph" style:parent-style-name="Text_20_body" style:list-style-name="L39">
      <style:text-properties fo:font-size="6pt" style:font-size-asian="5.25pt" style:font-size-complex="6pt"/>
    </style:style>
    <style:style style:name="P85" style:family="paragraph" style:parent-style-name="Text_20_body" style:list-style-name="L40">
      <style:paragraph-properties fo:margin-top="0in" fo:margin-bottom="0in" style:contextual-spacing="false"/>
      <style:text-properties fo:font-size="6pt" style:font-size-asian="5.25pt" style:font-size-complex="6pt"/>
    </style:style>
    <style:style style:name="P86" style:family="paragraph" style:parent-style-name="Text_20_body" style:list-style-name="L40">
      <style:text-properties fo:font-size="6pt" style:font-size-asian="5.25pt" style:font-size-complex="6pt"/>
    </style:style>
    <style:style style:name="P87" style:family="paragraph" style:parent-style-name="Text_20_body" style:list-style-name="L41">
      <style:paragraph-properties fo:margin-top="0in" fo:margin-bottom="0in" style:contextual-spacing="false"/>
      <style:text-properties fo:font-size="6pt" style:font-size-asian="5.25pt" style:font-size-complex="6pt"/>
    </style:style>
    <style:style style:name="P88" style:family="paragraph" style:parent-style-name="Text_20_body" style:list-style-name="L41">
      <style:text-properties fo:font-size="6pt" style:font-size-asian="5.25pt" style:font-size-complex="6pt"/>
    </style:style>
    <style:style style:name="P89" style:family="paragraph" style:parent-style-name="Text_20_body" style:list-style-name="L42">
      <style:paragraph-properties fo:margin-top="0in" fo:margin-bottom="0in" style:contextual-spacing="false"/>
      <style:text-properties fo:font-size="6pt" style:font-size-asian="5.25pt" style:font-size-complex="6pt"/>
    </style:style>
    <style:style style:name="P90" style:family="paragraph" style:parent-style-name="Text_20_body" style:list-style-name="L42">
      <style:text-properties fo:font-size="6pt" style:font-size-asian="5.25pt" style:font-size-complex="6pt"/>
    </style:style>
    <style:style style:name="P91" style:family="paragraph" style:parent-style-name="Text_20_body" style:list-style-name="L43">
      <style:paragraph-properties fo:margin-top="0in" fo:margin-bottom="0in" style:contextual-spacing="false"/>
      <style:text-properties fo:font-size="6pt" style:font-size-asian="5.25pt" style:font-size-complex="6pt"/>
    </style:style>
    <style:style style:name="P92" style:family="paragraph" style:parent-style-name="Text_20_body" style:list-style-name="L43">
      <style:text-properties fo:font-size="6pt" style:font-size-asian="5.25pt" style:font-size-complex="6pt"/>
    </style:style>
    <style:style style:name="P93" style:family="paragraph" style:parent-style-name="Text_20_body" style:list-style-name="L44">
      <style:paragraph-properties fo:margin-top="0in" fo:margin-bottom="0in" style:contextual-spacing="false"/>
      <style:text-properties fo:font-size="6pt" style:font-size-asian="5.25pt" style:font-size-complex="6pt"/>
    </style:style>
    <style:style style:name="P94" style:family="paragraph" style:parent-style-name="Text_20_body" style:list-style-name="L44">
      <style:text-properties fo:font-size="6pt" style:font-size-asian="5.25pt" style:font-size-complex="6pt"/>
    </style:style>
    <style:style style:name="P95" style:family="paragraph" style:parent-style-name="Text_20_body" style:list-style-name="L45">
      <style:paragraph-properties fo:margin-top="0in" fo:margin-bottom="0in" style:contextual-spacing="false"/>
      <style:text-properties fo:font-size="6pt" style:font-size-asian="5.25pt" style:font-size-complex="6pt"/>
    </style:style>
    <style:style style:name="P96" style:family="paragraph" style:parent-style-name="Text_20_body" style:list-style-name="L45">
      <style:text-properties fo:font-size="6pt" style:font-size-asian="5.25pt" style:font-size-complex="6pt"/>
    </style:style>
    <style:style style:name="P97" style:family="paragraph" style:parent-style-name="Text_20_body" style:list-style-name="L46">
      <style:paragraph-properties fo:margin-top="0in" fo:margin-bottom="0in" style:contextual-spacing="false"/>
      <style:text-properties fo:font-size="6pt" style:font-size-asian="5.25pt" style:font-size-complex="6pt"/>
    </style:style>
    <style:style style:name="P98" style:family="paragraph" style:parent-style-name="Text_20_body" style:list-style-name="L46">
      <style:text-properties fo:font-size="6pt" style:font-size-asian="5.25pt" style:font-size-complex="6pt"/>
    </style:style>
    <style:style style:name="P99" style:family="paragraph" style:parent-style-name="Text_20_body" style:list-style-name="L47">
      <style:paragraph-properties fo:margin-top="0in" fo:margin-bottom="0in" style:contextual-spacing="false"/>
      <style:text-properties fo:font-size="6pt" style:font-size-asian="5.25pt" style:font-size-complex="6pt"/>
    </style:style>
    <style:style style:name="P100" style:family="paragraph" style:parent-style-name="Text_20_body" style:list-style-name="L47">
      <style:text-properties fo:font-size="6pt" style:font-size-asian="5.25pt" style:font-size-complex="6pt"/>
    </style:style>
    <style:style style:name="P101" style:family="paragraph" style:parent-style-name="Text_20_body" style:list-style-name="L48">
      <style:paragraph-properties fo:margin-top="0in" fo:margin-bottom="0in" style:contextual-spacing="false"/>
      <style:text-properties fo:font-size="6pt" style:font-size-asian="5.25pt" style:font-size-complex="6pt"/>
    </style:style>
    <style:style style:name="P102" style:family="paragraph" style:parent-style-name="Text_20_body" style:list-style-name="L48">
      <style:text-properties fo:font-size="6pt" style:font-size-asian="5.25pt" style:font-size-complex="6pt"/>
    </style:style>
    <style:style style:name="P103" style:family="paragraph" style:parent-style-name="Text_20_body" style:list-style-name="L49">
      <style:paragraph-properties fo:margin-top="0in" fo:margin-bottom="0in" style:contextual-spacing="false"/>
      <style:text-properties fo:font-size="6pt" style:font-size-asian="5.25pt" style:font-size-complex="6pt"/>
    </style:style>
    <style:style style:name="P104" style:family="paragraph" style:parent-style-name="Text_20_body" style:list-style-name="L49">
      <style:text-properties fo:font-size="6pt" style:font-size-asian="5.25pt" style:font-size-complex="6pt"/>
    </style:style>
    <style:style style:name="P105" style:family="paragraph" style:parent-style-name="Text_20_body" style:list-style-name="L50">
      <style:paragraph-properties fo:margin-top="0in" fo:margin-bottom="0in" style:contextual-spacing="false"/>
      <style:text-properties fo:font-size="6pt" style:font-size-asian="5.25pt" style:font-size-complex="6pt"/>
    </style:style>
    <style:style style:name="P106" style:family="paragraph" style:parent-style-name="Text_20_body" style:list-style-name="L50">
      <style:text-properties fo:font-size="6pt" style:font-size-asian="5.25pt" style:font-size-complex="6pt"/>
    </style:style>
    <style:style style:name="P107" style:family="paragraph" style:parent-style-name="Text_20_body" style:list-style-name="L51">
      <style:paragraph-properties fo:margin-top="0in" fo:margin-bottom="0in" style:contextual-spacing="false"/>
      <style:text-properties fo:font-size="6pt" style:font-size-asian="5.25pt" style:font-size-complex="6pt"/>
    </style:style>
    <style:style style:name="P108" style:family="paragraph" style:parent-style-name="Text_20_body" style:list-style-name="L51">
      <style:text-properties fo:font-size="6pt" style:font-size-asian="5.25pt" style:font-size-complex="6pt"/>
    </style:style>
    <style:style style:name="P109" style:family="paragraph" style:parent-style-name="Text_20_body" style:list-style-name="L52">
      <style:paragraph-properties fo:margin-top="0in" fo:margin-bottom="0in" style:contextual-spacing="false"/>
      <style:text-properties fo:font-size="6pt" style:font-size-asian="5.25pt" style:font-size-complex="6pt"/>
    </style:style>
    <style:style style:name="P110" style:family="paragraph" style:parent-style-name="Text_20_body" style:list-style-name="L52">
      <style:text-properties fo:font-size="6pt" style:font-size-asian="5.25pt" style:font-size-complex="6pt"/>
    </style:style>
    <style:style style:name="P111" style:family="paragraph" style:parent-style-name="Standard">
      <style:text-properties fo:font-size="6pt" style:font-size-asian="5.25pt" style:font-size-complex="6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he Existential Defense Case for HaGOLEM</text:h>
      <text:h text:style-name="P2" text:outline-level="2">Why Humanoid Robots Are Not Optional - They Are Survival</text:h>
      <text:p text:style-name="P3"><text:span text:style-name="Strong_20_Emphasis">Executive Summary:</text:span> Small nations facing existential threats from vastly larger adversaries cannot win through conventional military parity. Israel (9 million) cannot field armies equal to Turkey (85 million). Taiwan (24 million) cannot match China (1.4 billion) soldier-for-soldier. The United States cannot garrison the world against peer competitors. <text:span text:style-name="Strong_20_Emphasis">Force multiplication through humanoid robots is not a luxury - it is survival.</text:span></text:p>
      <text:p text:style-name="P4"/>
      <text:h text:style-name="P2" text:outline-level="2">THE MATHEMATICS OF EXISTENTIAL THREAT</text:h>
      <text:h text:style-name="P5" text:outline-level="3">Israel vs. Turkey: The Numbers Don't Work</text:h>
      <text:p text:style-name="P3"><text:span text:style-name="Strong_20_Emphasis">Current Reality:</text:span></text:p>
      <text:list text:style-name="L1">
        <text:list-item>
          <text:p text:style-name="P6">Israel population: 9 million </text:p>
        </text:list-item>
        <text:list-item>
          <text:p text:style-name="P6">Turkey population: 85 million </text:p>
        </text:list-item>
        <text:list-item>
          <text:p text:style-name="P6">Turkey military: 775,000 active personnel </text:p>
        </text:list-item>
        <text:list-item>
          <text:p text:style-name="P7">Israel military: 170,000 active (+ 465,000 reserves) </text:p>
        </text:list-item>
      </text:list>
      <text:p text:style-name="P3"><text:span text:style-name="Strong_20_Emphasis">The Problem:</text:span></text:p>
      <text:list text:style-name="L2">
        <text:list-item>
          <text:p text:style-name="P8">Even with reserves, Israel is outnumbered 2:1 in soldiers </text:p>
        </text:list-item>
        <text:list-item>
          <text:p text:style-name="P8">Turkey's GDP is larger, population younger, territory vast </text:p>
        </text:list-item>
        <text:list-item>
          <text:p text:style-name="P8">Multi-front war scenario (Hezbollah, Hamas, Iran, Syria) + Turkey = impossible </text:p>
        </text:list-item>
        <text:list-item>
          <text:p text:style-name="P9"><text:span text:style-name="Strong_20_Emphasis">Israel cannot win a war of attrition against Turkey</text:span> </text:p>
        </text:list-item>
      </text:list>
      <text:p text:style-name="P3"><text:span text:style-name="Strong_20_Emphasis">The Only Solution:</text:span></text:p>
      <text:list text:style-name="L3">
        <text:list-item>
          <text:p text:style-name="P10"><text:span text:style-name="Strong_20_Emphasis">1 million humanoid robots</text:span> defending Israel </text:p>
        </text:list-item>
        <text:list-item>
          <text:p text:style-name="P10">10:1 force multiplication minimum </text:p>
        </text:list-item>
        <text:list-item>
          <text:p text:style-name="P10">24/7 operation, no fatigue, no morale issues </text:p>
        </text:list-item>
        <text:list-item>
          <text:p text:style-name="P10">Replaceable, scalable, sustainable </text:p>
        </text:list-item>
        <text:list-item>
          <text:p text:style-name="P11"><text:span text:style-name="Strong_20_Emphasis">Level the playing field or Israel cannot survive this threat</text:span> </text:p>
        </text:list-item>
      </text:list>
      <text:h text:style-name="P5" text:outline-level="3">Taiwan vs. China: Even More Impossible</text:h>
      <text:p text:style-name="P3"><text:span text:style-name="Strong_20_Emphasis">Current Reality:</text:span></text:p>
      <text:list text:style-name="L4">
        <text:list-item>
          <text:p text:style-name="P12">Taiwan population: 24 million </text:p>
        </text:list-item>
        <text:list-item>
          <text:p text:style-name="P12">China population: 1.4 billion (58:1 ratio) </text:p>
        </text:list-item>
        <text:list-item>
          <text:p text:style-name="P12">China military: 2+ million active personnel </text:p>
        </text:list-item>
        <text:list-item>
          <text:p text:style-name="P13">Taiwan military: 165,000 active + 1.5 million reserves </text:p>
        </text:list-item>
      </text:list>
      <text:p text:style-name="P3"><text:span text:style-name="Strong_20_Emphasis">The Problem:</text:span></text:p>
      <text:list text:style-name="L5">
        <text:list-item>
          <text:p text:style-name="P14">China can absorb losses Taiwan cannot </text:p>
        </text:list-item>
        <text:list-item>
          <text:p text:style-name="P14">Island nation - once invaded, no fallback </text:p>
        </text:list-item>
        <text:list-item>
          <text:p text:style-name="P14">U.S. may not arrive in time (or at all) </text:p>
        </text:list-item>
        <text:list-item>
          <text:p text:style-name="P15"><text:span text:style-name="Strong_20_Emphasis">Taiwan needs to make invasion so costly China won't try</text:span> </text:p>
        </text:list-item>
      </text:list>
      <text:p text:style-name="P3"><text:span text:style-name="Strong_20_Emphasis">The Only Solution:</text:span></text:p>
      <text:list text:style-name="L6">
        <text:list-item>
          <text:p text:style-name="P16"><text:span text:style-name="Strong_20_Emphasis">5+ million humanoid robots</text:span> defending Taiwan </text:p>
        </text:list-item>
        <text:list-item>
          <text:p text:style-name="P16">Coastal defense, urban warfare, logistics </text:p>
        </text:list-item>
        <text:list-item>
          <text:p text:style-name="P16">Every building, every street, defended by tireless robots </text:p>
        </text:list-item>
        <text:list-item>
          <text:p text:style-name="P16">Make the cost of invasion unsustainable </text:p>
        </text:list-item>
        <text:list-item>
          <text:p text:style-name="P17"><text:span text:style-name="Strong_20_Emphasis">Without this, Taiwan falls in weeks</text:span> </text:p>
        </text:list-item>
      </text:list>
      <text:h text:style-name="P5" text:outline-level="3">United States vs. Peer Competitors: Overextended Empire</text:h>
      <text:p text:style-name="P3"><text:span text:style-name="Strong_20_Emphasis">Current Reality:</text:span></text:p>
      <text:list text:style-name="L7">
        <text:list-item>
          <text:p text:style-name="P18">U.S. population: 335 million </text:p>
        </text:list-item>
        <text:list-item>
          <text:p text:style-name="P18">China + Russia combined: 1.5+ billion </text:p>
        </text:list-item>
        <text:list-item>
          <text:p text:style-name="P18">U.S. commitments: NATO, Pacific, Middle East, everywhere </text:p>
        </text:list-item>
        <text:list-item>
          <text:p text:style-name="P18">Recruitment crisis: Can't fill military ranks </text:p>
        </text:list-item>
        <text:list-item>
          <text:p text:style-name="P19">Public will for war: Declining </text:p>
        </text:list-item>
      </text:list>
      <text:p text:style-name="P3"><text:span text:style-name="Strong_20_Emphasis">The Problem:</text:span></text:p>
      <text:list text:style-name="L8">
        <text:list-item>
          <text:p text:style-name="P20">Cannot garrison Europe AND defend Taiwan AND maintain Middle East presence </text:p>
        </text:list-item>
        <text:list-item>
          <text:p text:style-name="P20">China has more ships, more missiles, more personnel </text:p>
        </text:list-item>
        <text:list-item>
          <text:p text:style-name="P20">Russia willing to sustain casualties the U.S. won't accept </text:p>
        </text:list-item>
        <text:list-item>
          <text:p text:style-name="P21"><text:span text:style-name="Strong_20_Emphasis">U.S. hegemony ending because of human limitations</text:span> </text:p>
        </text:list-item>
      </text:list>
      <text:p text:style-name="P3"><text:span text:style-name="Strong_20_Emphasis">The Only Solution:</text:span></text:p>
      <text:list text:style-name="L9">
        <text:list-item>
          <text:p text:style-name="P22"><text:span text:style-name="Strong_20_Emphasis">Millions of humanoid robots</text:span> augmenting U.S. forces </text:p>
        </text:list-item>
        <text:list-item>
          <text:p text:style-name="P22">Patrol borders, defend bases, logistics, support </text:p>
        </text:list-item>
        <text:list-item>
          <text:p text:style-name="P22">Free human soldiers for combat roles only </text:p>
        </text:list-item>
        <text:list-item>
          <text:p text:style-name="P23"><text:soft-page-break/><text:span text:style-name="Strong_20_Emphasis">Maintain global presence without political cost of casualties</text:span> </text:p>
        </text:list-item>
      </text:list>
      <text:p text:style-name="P4"/>
      <text:h text:style-name="P2" text:outline-level="2">THE PROPHETIC DIMENSION: GOG AND MAGOG</text:h>
      <text:h text:style-name="P5" text:outline-level="3">Ancient Warnings, Modern Reality</text:h>
      <text:p text:style-name="P3"><text:span text:style-name="Strong_20_Emphasis">The Prophecy (Ezekiel 38-39):</text:span></text:p>
      <text:list text:style-name="L10">
        <text:list-item>
          <text:p text:style-name="P24">Gog, prince of Magog, from the land of Meshech and Tubal </text:p>
        </text:list-item>
        <text:list-item>
          <text:p text:style-name="P24">Leads coalition against Israel </text:p>
        </text:list-item>
        <text:list-item>
          <text:p text:style-name="P24">Meshech = Ancient name associated with modern Turkey/Anatolia region </text:p>
        </text:list-item>
        <text:list-item>
          <text:p text:style-name="P24">Tubal = Also ancient Anatolian territory (modern Turkey) </text:p>
        </text:list-item>
        <text:list-item>
          <text:p text:style-name="P25">Coalition includes Persia (Iran), Cush (North Africa), Put (Libya), Gomer (Eastern Europe) </text:p>
        </text:list-item>
      </text:list>
      <text:p text:style-name="P3"><text:span text:style-name="Strong_20_Emphasis">The Modern Alignment:</text:span></text:p>
      <text:list text:style-name="L11">
        <text:list-item>
          <text:p text:style-name="P26">Turkey increasingly hostile to Israel </text:p>
        </text:list-item>
        <text:list-item>
          <text:p text:style-name="P26">Iran-Turkey alignment forming </text:p>
        </text:list-item>
        <text:list-item>
          <text:p text:style-name="P26">Russia-Turkey complex relationship </text:p>
        </text:list-item>
        <text:list-item>
          <text:p text:style-name="P27"><text:span text:style-name="Strong_20_Emphasis">The prophesied coalition is forming NOW</text:span> </text:p>
        </text:list-item>
      </text:list>
      <text:h text:style-name="P5" text:outline-level="3">Why This Matters for HaGOLEM</text:h>
      <text:p text:style-name="P3"><text:span text:style-name="Strong_20_Emphasis">Not Religious Marketing - Strategic Reality:</text:span></text:p>
      <text:p text:style-name="P3">Whether you believe in prophecy or not, the <text:span text:style-name="Strong_20_Emphasis">geopolitical reality</text:span> is:</text:p>
      <text:list text:style-name="L12">
        <text:list-item>
          <text:p text:style-name="P28">Turkey is moving toward confrontation with Israel </text:p>
        </text:list-item>
        <text:list-item>
          <text:p text:style-name="P28">Iran already committed to Israel's destruction </text:p>
        </text:list-item>
        <text:list-item>
          <text:p text:style-name="P28">Russia pursuing its own interests in the region </text:p>
        </text:list-item>
        <text:list-item>
          <text:p text:style-name="P28">These nations ARE aligning against Israel </text:p>
        </text:list-item>
        <text:list-item>
          <text:p text:style-name="P29">Historical patterns ARE repeating </text:p>
        </text:list-item>
      </text:list>
      <text:p text:style-name="P3"><text:span text:style-name="Strong_20_Emphasis">The HaGOLEM Response:</text:span></text:p>
      <text:list text:style-name="L13">
        <text:list-item>
          <text:p text:style-name="P30">Ancient prophecy speaks of miraculous deliverance </text:p>
        </text:list-item>
        <text:list-item>
          <text:p text:style-name="P30">Modern interpretation: <text:span text:style-name="Strong_20_Emphasis">Technology as the instrument of survival</text:span> </text:p>
        </text:list-item>
        <text:list-item>
          <text:p text:style-name="P30">God helps those who help themselves </text:p>
        </text:list-item>
        <text:list-item>
          <text:p text:style-name="P31"><text:span text:style-name="Strong_20_Emphasis">Building the tools of defense is the fulfillment, not the contradiction</text:span> </text:p>
        </text:list-item>
      </text:list>
      <text:h text:style-name="P5" text:outline-level="3">The Israeli Perspective</text:h>
      <text:p text:style-name="P3"><text:span text:style-name="Strong_20_Emphasis">Why This Resonates:</text:span></text:p>
      <text:list text:style-name="L14">
        <text:list-item>
          <text:p text:style-name="P32">Israelis know their history (2,000 years of exile, Holocaust) </text:p>
        </text:list-item>
        <text:list-item>
          <text:p text:style-name="P32">Israelis know their enemies (multiple wars of annihilation attempted) </text:p>
        </text:list-item>
        <text:list-item>
          <text:p text:style-name="P32">Israelis know existential threat is REAL (not theoretical) </text:p>
        </text:list-item>
        <text:list-item>
          <text:p text:style-name="P33"><text:span text:style-name="Strong_20_Emphasis">Israelis will invest in survival technology that works</text:span> </text:p>
        </text:list-item>
      </text:list>
      <text:p text:style-name="P3"><text:span text:style-name="Strong_20_Emphasis">The Message to Israeli Investors/Government:</text:span></text:p>
      <text:p text:style-name="P34">"Throughout history, we survived because we were smarter, not stronger. Humanoid robots are the next chapter - using our minds to overcome impossible odds. The enemies are gathering. The time to prepare is NOW."</text:p>
      <text:p text:style-name="P4"/>
      <text:h text:style-name="P2" text:outline-level="2">THE MILITARY MATHEMATICS: WHY HUMANOIDS WIN</text:h>
      <text:h text:style-name="P5" text:outline-level="3">Comparison: Human vs. Humanoid Soldier</text:h>
      <text:p text:style-name="P3"><text:span text:style-name="Strong_20_Emphasis">Human Soldier:</text:span></text:p>
      <text:list text:style-name="L15">
        <text:list-item>
          <text:p text:style-name="P35">Training: 2 years minimum for combat effectiveness </text:p>
        </text:list-item>
        <text:list-item>
          <text:p text:style-name="P35">Cost: $50k-100k/year (salary, housing, food, medical, retirement) </text:p>
        </text:list-item>
        <text:list-item>
          <text:p text:style-name="P35">Lifespan: 20-30 years career </text:p>
        </text:list-item>
        <text:list-item>
          <text:p text:style-name="P35">Casualties: Politically devastating, morale-destroying </text:p>
        </text:list-item>
        <text:list-item>
          <text:p text:style-name="P35">Fatigue: 8 hours work, 16 hours rest/recovery </text:p>
        </text:list-item>
        <text:list-item>
          <text:p text:style-name="P35">Deployment: Family concerns, mental health, PTSD </text:p>
        </text:list-item>
        <text:list-item>
          <text:p text:style-name="P36"><text:span text:style-name="Strong_20_Emphasis">Scaling limit: Population size</text:span> </text:p>
        </text:list-item>
      </text:list>
      <text:p text:style-name="P3"><text:span text:style-name="Strong_20_Emphasis">Humanoid Robot Soldier:</text:span></text:p>
      <text:list text:style-name="L16">
        <text:list-item>
          <text:p text:style-name="P37">Training: Software upload (instant) </text:p>
        </text:list-item>
        <text:list-item>
          <text:p text:style-name="P37">Cost: $30k purchase + $5k/year maintenance </text:p>
        </text:list-item>
        <text:list-item>
          <text:p text:style-name="P37">Lifespan: 10+ years, then recycle/upgrade </text:p>
        </text:list-item>
        <text:list-item>
          <text:p text:style-name="P37">Casualties: Replaceable, no political cost </text:p>
        </text:list-item>
        <text:list-item>
          <text:p text:style-name="P37">Fatigue: 24/7 operation </text:p>
        </text:list-item>
        <text:list-item>
          <text:p text:style-name="P37">Deployment: No morale issues, no families </text:p>
        </text:list-item>
        <text:list-item>
          <text:p text:style-name="P38"><text:span text:style-name="Strong_20_Emphasis">Scaling limit: Manufacturing capacity (INFINITE)</text:span> </text:p>
        </text:list-item>
      </text:list>
      <text:h text:style-name="P5" text:outline-level="3"><text:soft-page-break/>Force Multiplication Scenarios</text:h>
      <text:p text:style-name="P3"><text:span text:style-name="Strong_20_Emphasis">Scenario 1: Israel Defense</text:span></text:p>
      <text:p text:style-name="P3"><text:span text:style-name="Emphasis">Without Humanoids:</text:span></text:p>
      <text:list text:style-name="L17">
        <text:list-item>
          <text:p text:style-name="P39">170,000 active + 465,000 reserves = 635,000 total </text:p>
        </text:list-item>
        <text:list-item>
          <text:p text:style-name="P39">Against Turkey (775,000) + proxies = outnumbered </text:p>
        </text:list-item>
        <text:list-item>
          <text:p text:style-name="P39">War of attrition = Israel loses </text:p>
        </text:list-item>
        <text:list-item>
          <text:p text:style-name="P40"><text:span text:style-name="Strong_20_Emphasis">Outcome: Existential defeat</text:span> </text:p>
        </text:list-item>
      </text:list>
      <text:p text:style-name="P3"><text:span text:style-name="Emphasis">With 1 Million Humanoids:</text:span></text:p>
      <text:list text:style-name="L18">
        <text:list-item>
          <text:p text:style-name="P41">635,000 humans + 1,000,000 robots = 1,635,000 total </text:p>
        </text:list-item>
        <text:list-item>
          <text:p text:style-name="P41">Robots handle: Border patrol, logistics, rear-area security, urban defense </text:p>
        </text:list-item>
        <text:list-item>
          <text:p text:style-name="P41">Humans handle: Frontline combat, command, intelligence </text:p>
        </text:list-item>
        <text:list-item>
          <text:p text:style-name="P41">Effective force: 3-5 million equivalent (robot multiplier effect) </text:p>
        </text:list-item>
        <text:list-item>
          <text:p text:style-name="P42"><text:span text:style-name="Strong_20_Emphasis">Outcome: Turkey cannot win, won't try</text:span> </text:p>
        </text:list-item>
      </text:list>
      <text:p text:style-name="P3"><text:span text:style-name="Strong_20_Emphasis">Scenario 2: Taiwan Defense</text:span></text:p>
      <text:p text:style-name="P3"><text:span text:style-name="Emphasis">Without Humanoids:</text:span></text:p>
      <text:list text:style-name="L19">
        <text:list-item>
          <text:p text:style-name="P43">1.6 million total (active + reserves) </text:p>
        </text:list-item>
        <text:list-item>
          <text:p text:style-name="P43">China invades with 1+ million soldiers </text:p>
        </text:list-item>
        <text:list-item>
          <text:p text:style-name="P43">Island defense, no fallback </text:p>
        </text:list-item>
        <text:list-item>
          <text:p text:style-name="P43">U.S. intervention uncertain </text:p>
        </text:list-item>
        <text:list-item>
          <text:p text:style-name="P44"><text:span text:style-name="Strong_20_Emphasis">Outcome: Taiwan falls in 2-4 weeks</text:span> </text:p>
        </text:list-item>
      </text:list>
      <text:p text:style-name="P3"><text:span text:style-name="Emphasis">With 5 Million Humanoids:</text:span></text:p>
      <text:list text:style-name="L20">
        <text:list-item>
          <text:p text:style-name="P45">Every beach defended by 10,000 robots </text:p>
        </text:list-item>
        <text:list-item>
          <text:p text:style-name="P45">Every city street has robotic defenders </text:p>
        </text:list-item>
        <text:list-item>
          <text:p text:style-name="P45">Logistics fully automated (human soldiers stay fighting) </text:p>
        </text:list-item>
        <text:list-item>
          <text:p text:style-name="P45">Chinese casualties: 10:1 vs. robots (unsustainable) </text:p>
        </text:list-item>
        <text:list-item>
          <text:p text:style-name="P46"><text:span text:style-name="Strong_20_Emphasis">Outcome: Invasion too costly, deterrence works</text:span> </text:p>
        </text:list-item>
      </text:list>
      <text:p text:style-name="P3"><text:span text:style-name="Strong_20_Emphasis">Scenario 3: U.S. Global Presence</text:span></text:p>
      <text:p text:style-name="P3"><text:span text:style-name="Emphasis">Without Humanoids:</text:span></text:p>
      <text:list text:style-name="L21">
        <text:list-item>
          <text:p text:style-name="P47">Stretched thin across globe </text:p>
        </text:list-item>
        <text:list-item>
          <text:p text:style-name="P47">Recruitment crisis </text:p>
        </text:list-item>
        <text:list-item>
          <text:p text:style-name="P47">Budget constraints </text:p>
        </text:list-item>
        <text:list-item>
          <text:p text:style-name="P47">Political opposition to casualties </text:p>
        </text:list-item>
        <text:list-item>
          <text:p text:style-name="P48"><text:span text:style-name="Strong_20_Emphasis">Outcome: Retreat from commitments</text:span> </text:p>
        </text:list-item>
      </text:list>
      <text:p text:style-name="P3"><text:span text:style-name="Emphasis">With Humanoids:</text:span></text:p>
      <text:list text:style-name="L22">
        <text:list-item>
          <text:p text:style-name="P49">NATO bases fully staffed (robots + minimal humans) </text:p>
        </text:list-item>
        <text:list-item>
          <text:p text:style-name="P49">Pacific posture strengthened (robotic patrols, defenses) </text:p>
        </text:list-item>
        <text:list-item>
          <text:p text:style-name="P49">Middle East presence sustainable (robots handle routine) </text:p>
        </text:list-item>
        <text:list-item>
          <text:p text:style-name="P50"><text:span text:style-name="Strong_20_Emphasis">Outcome: U.S. maintains hegemony without political cost</text:span> </text:p>
        </text:list-item>
      </text:list>
      <text:p text:style-name="P4"/>
      <text:h text:style-name="P2" text:outline-level="2">THE HAGOLEM ADVANTAGE: PLATFORM ENABLES SCALE</text:h>
      <text:h text:style-name="P5" text:outline-level="3">Why HaGOLEM is THE Solution</text:h>
      <text:p text:style-name="P3"><text:span text:style-name="Strong_20_Emphasis">The Problem with Proprietary Military Robots:</text:span></text:p>
      <text:list text:style-name="L23">
        <text:list-item>
          <text:p text:style-name="P51">Each country develops own system </text:p>
        </text:list-item>
        <text:list-item>
          <text:p text:style-name="P51">No interoperability </text:p>
        </text:list-item>
        <text:list-item>
          <text:p text:style-name="P51">Slow development cycles </text:p>
        </text:list-item>
        <text:list-item>
          <text:p text:style-name="P51">High costs per unit </text:p>
        </text:list-item>
        <text:list-item>
          <text:p text:style-name="P52">Limited scale </text:p>
        </text:list-item>
      </text:list>
      <text:p text:style-name="P3"><text:span text:style-name="Strong_20_Emphasis">The HaGOLEM Platform Approach:</text:span></text:p>
      <text:list text:style-name="L24">
        <text:list-item>
          <text:p text:style-name="P53">ONE operating system for ALL humanoids </text:p>
        </text:list-item>
        <text:list-item>
          <text:p text:style-name="P53">Allies share platform (NATO standardization) </text:p>
        </text:list-item>
        <text:list-item>
          <text:p text:style-name="P53">Fast development (software updates, not hardware redesign) </text:p>
        </text:list-item>
        <text:list-item>
          <text:p text:style-name="P53">Low costs (economies of scale) </text:p>
        </text:list-item>
        <text:list-item>
          <text:p text:style-name="P54"><text:span text:style-name="Strong_20_Emphasis">UNLIMITED scale</text:span> (every manufacturer contributes) </text:p>
        </text:list-item>
      </text:list>
      <text:h text:style-name="P5" text:outline-level="3">Network Effects in Defense</text:h>
      <text:p text:style-name="P3"><text:span text:style-name="Strong_20_Emphasis">Year 1:</text:span></text:p>
      <text:list text:style-name="L25">
        <text:list-item>
          <text:p text:style-name="P55">Israel deploys 100,000 HaGOLEM-powered robots </text:p>
        </text:list-item>
        <text:list-item>
          <text:p text:style-name="P55">Taiwan deploys 500,000 HaGOLEM robots </text:p>
        </text:list-item>
        <text:list-item>
          <text:p text:style-name="P56">Combined data, shared learning, better AI </text:p>
        </text:list-item>
      </text:list>
      <text:p text:style-name="P3"><text:span text:style-name="Strong_20_Emphasis">Year 2:</text:span></text:p>
      <text:list text:style-name="L26">
        <text:list-item>
          <text:p text:style-name="P57"><text:soft-page-break/>Israel's robots benefit from Taiwan's combat data </text:p>
        </text:list-item>
        <text:list-item>
          <text:p text:style-name="P57">Taiwan benefits from Israel's urban warfare algorithms </text:p>
        </text:list-item>
        <text:list-item>
          <text:p text:style-name="P57">NATO partners join (Poland, South Korea, Japan) </text:p>
        </text:list-item>
        <text:list-item>
          <text:p text:style-name="P58"><text:span text:style-name="Strong_20_Emphasis">Platform improves faster than any proprietary system</text:span> </text:p>
        </text:list-item>
      </text:list>
      <text:p text:style-name="P3"><text:span text:style-name="Strong_20_Emphasis">Year 3:</text:span></text:p>
      <text:list text:style-name="L27">
        <text:list-item>
          <text:p text:style-name="P59">5+ million HaGOLEM robots deployed worldwide </text:p>
        </text:list-item>
        <text:list-item>
          <text:p text:style-name="P59">Shared threat intelligence, coordinated responses </text:p>
        </text:list-item>
        <text:list-item>
          <text:p text:style-name="P59">Enemy faces NETWORK of defenders, not isolated countries </text:p>
        </text:list-item>
        <text:list-item>
          <text:p text:style-name="P60"><text:span text:style-name="Strong_20_Emphasis">The alliance is the platform, the platform is the defense</text:span> </text:p>
        </text:list-item>
      </text:list>
      <text:p text:style-name="P4"/>
      <text:h text:style-name="P2" text:outline-level="2">THE ECONOMIC CASE: CHEAPER THAN CONVENTIONAL DEFENSE</text:h>
      <text:h text:style-name="P5" text:outline-level="3">Israel Budget Comparison</text:h>
      <text:p text:style-name="P3"><text:span text:style-name="Strong_20_Emphasis">Current Defense Budget:</text:span></text:p>
      <text:list text:style-name="L28">
        <text:list-item>
          <text:p text:style-name="P61">~$23 billion/year (5% of GDP) </text:p>
        </text:list-item>
        <text:list-item>
          <text:p text:style-name="P61">Personnel costs: ~$10 billion/year </text:p>
        </text:list-item>
        <text:list-item>
          <text:p text:style-name="P61">Equipment: $8 billion </text:p>
        </text:list-item>
        <text:list-item>
          <text:p text:style-name="P61">R&amp;D: $3 billion </text:p>
        </text:list-item>
        <text:list-item>
          <text:p text:style-name="P62">Other: $2 billion </text:p>
        </text:list-item>
      </text:list>
      <text:p text:style-name="P3"><text:span text:style-name="Strong_20_Emphasis">With 1 Million Humanoids:</text:span></text:p>
      <text:list text:style-name="L29">
        <text:list-item>
          <text:p text:style-name="P63">Purchase: $30 billion (one-time, amortized over 10 years = $3B/year) </text:p>
        </text:list-item>
        <text:list-item>
          <text:p text:style-name="P63">Maintenance: $5 billion/year </text:p>
        </text:list-item>
        <text:list-item>
          <text:p text:style-name="P63">Human force: Reduced to 200,000 (elite combat) = $5 billion/year </text:p>
        </text:list-item>
        <text:list-item>
          <text:p text:style-name="P63"><text:span text:style-name="Strong_20_Emphasis">Total defense budget: $13 billion/year (43% REDUCTION)</text:span> </text:p>
        </text:list-item>
        <text:list-item>
          <text:p text:style-name="P64"><text:span text:style-name="Strong_20_Emphasis">AND: 10x stronger defense posture</text:span> </text:p>
        </text:list-item>
      </text:list>
      <text:h text:style-name="P5" text:outline-level="3">Taiwan Budget Comparison</text:h>
      <text:p text:style-name="P3"><text:span text:style-name="Strong_20_Emphasis">Current Defense Budget:</text:span></text:p>
      <text:list text:style-name="L30">
        <text:list-item>
          <text:p text:style-name="P65">~$19 billion/year (2.4% of GDP) </text:p>
        </text:list-item>
        <text:list-item>
          <text:p text:style-name="P65">Facing existential threat but limited resources </text:p>
        </text:list-item>
        <text:list-item>
          <text:p text:style-name="P66">Cannot match China's $230+ billion budget </text:p>
        </text:list-item>
      </text:list>
      <text:p text:style-name="P3"><text:span text:style-name="Strong_20_Emphasis">With 5 Million Humanoids:</text:span></text:p>
      <text:list text:style-name="L31">
        <text:list-item>
          <text:p text:style-name="P67">Purchase: $150 billion (amortized over 10 years = $15B/year) </text:p>
        </text:list-item>
        <text:list-item>
          <text:p text:style-name="P67">Maintenance: $25 billion/year </text:p>
        </text:list-item>
        <text:list-item>
          <text:p text:style-name="P67">Total: $40 billion/year </text:p>
        </text:list-item>
        <text:list-item>
          <text:p text:style-name="P67"><text:span text:style-name="Strong_20_Emphasis">Still less than China spends on ONE military theater</text:span> </text:p>
        </text:list-item>
        <text:list-item>
          <text:p text:style-name="P68"><text:span text:style-name="Strong_20_Emphasis">But provides asymmetric defense China can't overcome</text:span> </text:p>
        </text:list-item>
      </text:list>
      <text:h text:style-name="P5" text:outline-level="3">The ROI of Survival</text:h>
      <text:p text:style-name="P3"><text:span text:style-name="Strong_20_Emphasis">Traditional Calculation:</text:span></text:p>
      <text:list text:style-name="L32">
        <text:list-item>
          <text:p text:style-name="P69">War costs: Hundreds of billions (Iraq/Afghanistan) </text:p>
        </text:list-item>
        <text:list-item>
          <text:p text:style-name="P69">Human casualties: Thousands dead, tens of thousands wounded </text:p>
        </text:list-item>
        <text:list-item>
          <text:p text:style-name="P69">Political cost: Regime changes, decades of aftermath </text:p>
        </text:list-item>
        <text:list-item>
          <text:p text:style-name="P70"><text:span text:style-name="Strong_20_Emphasis">Losing a war of survival: INFINITE cost (nation ceases to exist)</text:span> </text:p>
        </text:list-item>
      </text:list>
      <text:p text:style-name="P3"><text:span text:style-name="Strong_20_Emphasis">HaGOLEM Calculation:</text:span></text:p>
      <text:list text:style-name="L33">
        <text:list-item>
          <text:p text:style-name="P71">Investment: Tens of billions </text:p>
        </text:list-item>
        <text:list-item>
          <text:p text:style-name="P71">Human casualties: Minimal (robots take the bullets) </text:p>
        </text:list-item>
        <text:list-item>
          <text:p text:style-name="P71">Political cost: None (robots aren't voters) </text:p>
        </text:list-item>
        <text:list-item>
          <text:p text:style-name="P72"><text:span text:style-name="Strong_20_Emphasis">Winning deterrence: INFINITE value (nation survives)</text:span> </text:p>
        </text:list-item>
      </text:list>
      <text:p text:style-name="P4"/>
      <text:h text:style-name="P2" text:outline-level="2">THE URGENCY: WHY THE NEXT 12 MONTHS MATTER</text:h>
      <text:h text:style-name="P5" text:outline-level="3">The Threat Timeline</text:h>
      <text:p text:style-name="P3"><text:span text:style-name="Strong_20_Emphasis">Turkey:</text:span></text:p>
      <text:list text:style-name="L34">
        <text:list-item>
          <text:p text:style-name="P73">Erdogan consolidating power </text:p>
        </text:list-item>
        <text:list-item>
          <text:p text:style-name="P73">Military modernization program </text:p>
        </text:list-item>
        <text:list-item>
          <text:p text:style-name="P73">Increasing anti-Israel rhetoric </text:p>
        </text:list-item>
        <text:list-item>
          <text:p text:style-name="P73">Alignment with Russia/Iran </text:p>
        </text:list-item>
        <text:list-item>
          <text:p text:style-name="P74"><text:span text:style-name="Strong_20_Emphasis">Window: 2-5 years before potential conflict</text:span> </text:p>
        </text:list-item>
      </text:list>
      <text:p text:style-name="P3"><text:span text:style-name="Strong_20_Emphasis">China-Taiwan:</text:span></text:p>
      <text:list text:style-name="L35">
        <text:list-item>
          <text:p text:style-name="P75"><text:soft-page-break/>Xi Jinping's "reunification" timeline: 2027-2030 </text:p>
        </text:list-item>
        <text:list-item>
          <text:p text:style-name="P75">PLA military exercises intensifying </text:p>
        </text:list-item>
        <text:list-item>
          <text:p text:style-name="P75">U.S. commitment uncertain after 2024 election </text:p>
        </text:list-item>
        <text:list-item>
          <text:p text:style-name="P76"><text:span text:style-name="Strong_20_Emphasis">Window: 2-3 years before potential invasion</text:span> </text:p>
        </text:list-item>
      </text:list>
      <text:p text:style-name="P3"><text:span text:style-name="Strong_20_Emphasis">The HaGOLEM Timeline:</text:span></text:p>
      <text:p text:style-name="P3"><text:span text:style-name="Strong_20_Emphasis">Year 1 (NOW):</text:span></text:p>
      <text:list text:style-name="L36">
        <text:list-item>
          <text:p text:style-name="P77">Raise $8 million seed funding </text:p>
        </text:list-item>
        <text:list-item>
          <text:p text:style-name="P77">Build core OS platform </text:p>
        </text:list-item>
        <text:list-item>
          <text:p text:style-name="P77">Partner with 2-3 robot manufacturers </text:p>
        </text:list-item>
        <text:list-item>
          <text:p text:style-name="P77">Deploy 10,000 robots (proof of concept) </text:p>
        </text:list-item>
        <text:list-item>
          <text:p text:style-name="P78">Israel Ministry of Defense contract </text:p>
        </text:list-item>
      </text:list>
      <text:p text:style-name="P3"><text:span text:style-name="Strong_20_Emphasis">Year 2:</text:span></text:p>
      <text:list text:style-name="L37">
        <text:list-item>
          <text:p text:style-name="P79">Scale to 100,000 robots deployed </text:p>
        </text:list-item>
        <text:list-item>
          <text:p text:style-name="P79">Prove combat readiness in field tests </text:p>
        </text:list-item>
        <text:list-item>
          <text:p text:style-name="P79">Taiwan procurement contract </text:p>
        </text:list-item>
        <text:list-item>
          <text:p text:style-name="P79">U.S. DARPA validation </text:p>
        </text:list-item>
        <text:list-item>
          <text:p text:style-name="P80">Series B funding ($100M+) </text:p>
        </text:list-item>
      </text:list>
      <text:p text:style-name="P3"><text:span text:style-name="Strong_20_Emphasis">Year 3:</text:span></text:p>
      <text:list text:style-name="L38">
        <text:list-item>
          <text:p text:style-name="P81">1+ million robots in the field </text:p>
        </text:list-item>
        <text:list-item>
          <text:p text:style-name="P81">Platform becomes NATO standard </text:p>
        </text:list-item>
        <text:list-item>
          <text:p text:style-name="P81">Network effects lock in dominance </text:p>
        </text:list-item>
        <text:list-item>
          <text:p text:style-name="P82"><text:span text:style-name="Strong_20_Emphasis">Deterrence achieved BEFORE conflicts occur</text:span> </text:p>
        </text:list-item>
      </text:list>
      <text:h text:style-name="P5" text:outline-level="3">The Window is Closing</text:h>
      <text:p text:style-name="P3"><text:span text:style-name="Strong_20_Emphasis">First-Mover Advantage:</text:span></text:p>
      <text:list text:style-name="L39">
        <text:list-item>
          <text:p text:style-name="P83">First platform to 1 million robots wins (network effects) </text:p>
        </text:list-item>
        <text:list-item>
          <text:p text:style-name="P83">Data from deployed units = AI superiority </text:p>
        </text:list-item>
        <text:list-item>
          <text:p text:style-name="P83">Governments standardize on winning platform (lock-in) </text:p>
        </text:list-item>
        <text:list-item>
          <text:p text:style-name="P84"><text:span text:style-name="Strong_20_Emphasis">12 months to establish lead, or lose to competitor</text:span> </text:p>
        </text:list-item>
      </text:list>
      <text:p text:style-name="P3"><text:span text:style-name="Strong_20_Emphasis">Geopolitical Urgency:</text:span></text:p>
      <text:list text:style-name="L40">
        <text:list-item>
          <text:p text:style-name="P85">Threats are accelerating, not slowing </text:p>
        </text:list-item>
        <text:list-item>
          <text:p text:style-name="P85">2027 is Xi's deadline for Taiwan reunification </text:p>
        </text:list-item>
        <text:list-item>
          <text:p text:style-name="P85">Turkey-Israel tensions rising yearly </text:p>
        </text:list-item>
        <text:list-item>
          <text:p text:style-name="P86"><text:span text:style-name="Strong_20_Emphasis">We don't have a decade - we have 2-3 years</text:span> </text:p>
        </text:list-item>
      </text:list>
      <text:p text:style-name="P4"/>
      <text:h text:style-name="P2" text:outline-level="2">THE MORAL IMPERATIVE: SAVING MILLIONS OF LIVES</text:h>
      <text:h text:style-name="P5" text:outline-level="3">The Human Cost of War</text:h>
      <text:p text:style-name="P3"><text:span text:style-name="Strong_20_Emphasis">20th Century:</text:span></text:p>
      <text:list text:style-name="L41">
        <text:list-item>
          <text:p text:style-name="P87">WWI: 20 million dead </text:p>
        </text:list-item>
        <text:list-item>
          <text:p text:style-name="P87">WWII: 75 million dead </text:p>
        </text:list-item>
        <text:list-item>
          <text:p text:style-name="P87">Cold War proxy wars: 20+ million dead </text:p>
        </text:list-item>
        <text:list-item>
          <text:p text:style-name="P88"><text:span text:style-name="Strong_20_Emphasis">Human warfare = generational trauma</text:span> </text:p>
        </text:list-item>
      </text:list>
      <text:p text:style-name="P3"><text:span text:style-name="Strong_20_Emphasis">21st Century Trajectory:</text:span></text:p>
      <text:list text:style-name="L42">
        <text:list-item>
          <text:p text:style-name="P89">Nuclear weapons make major wars unthinkable </text:p>
        </text:list-item>
        <text:list-item>
          <text:p text:style-name="P89">BUT: Regional conflicts still kill millions (Syria, Yemen, Ukraine) </text:p>
        </text:list-item>
        <text:list-item>
          <text:p text:style-name="P89">Small nations still vulnerable to large neighbors </text:p>
        </text:list-item>
        <text:list-item>
          <text:p text:style-name="P90"><text:span text:style-name="Strong_20_Emphasis">Need alternative to human mass casualties</text:span> </text:p>
        </text:list-item>
      </text:list>
      <text:h text:style-name="P5" text:outline-level="3">The Robot Alternative</text:h>
      <text:p text:style-name="P3"><text:span text:style-name="Strong_20_Emphasis">Robots Die Instead of Humans:</text:span></text:p>
      <text:list text:style-name="L43">
        <text:list-item>
          <text:p text:style-name="P91">Israeli mothers don't bury sons </text:p>
        </text:list-item>
        <text:list-item>
          <text:p text:style-name="P91">Taiwanese families stay intact </text:p>
        </text:list-item>
        <text:list-item>
          <text:p text:style-name="P91">American soldiers come home </text:p>
        </text:list-item>
        <text:list-item>
          <text:p text:style-name="P92"><text:span text:style-name="Strong_20_Emphasis">Defenders survive, aggression deterred</text:span> </text:p>
        </text:list-item>
      </text:list>
      <text:p text:style-name="P3"><text:span text:style-name="Strong_20_Emphasis">The Paradox:</text:span></text:p>
      <text:list text:style-name="L44">
        <text:list-item>
          <text:p text:style-name="P93">More effective defense = less likely war happens </text:p>
        </text:list-item>
        <text:list-item>
          <text:p text:style-name="P93">Aggressors won't attack if cost is prohibitive </text:p>
        </text:list-item>
        <text:list-item>
          <text:p text:style-name="P94"><text:span text:style-name="Strong_20_Emphasis">Building 1 million robots PREVENTS the war that kills 1 million humans</text:span> </text:p>
        </text:list-item>
      </text:list>
      <text:h text:style-name="P5" text:outline-level="3"><text:soft-page-break/>The HaGOLEM Mission Statement</text:h>
      <text:p text:style-name="P34">"We build HaGOLEM so that small nations can defend themselves without sacrificing a generation of young men. We build it so Taiwan's children grow up free. We build it so Israel's sons and daughters don't have to choose between survival and slaughter. We build it because the alternative is unthinkable."</text:p>
      <text:p text:style-name="P4"/>
      <text:h text:style-name="P2" text:outline-level="2">THE WIKI APPROACH: OPEN COLLABORATION ON STRATEGY</text:h>
      <text:h text:style-name="P5" text:outline-level="3">Why This Document Should Be Wiki-Style</text:h>
      <text:p text:style-name="P3"><text:span text:style-name="Strong_20_Emphasis">Traditional Strategy:</text:span> Locked in founder's head, or in confidential deck <text:span text:style-name="Strong_20_Emphasis">HaGOLEM Strategy:</text:span> Open, collaborative, evolving</text:p>
      <text:p text:style-name="P3"><text:span text:style-name="Strong_20_Emphasis">Who Can Contribute:</text:span></text:p>
      <text:list text:style-name="L45">
        <text:list-item>
          <text:p text:style-name="P95">VCs with geopolitical expertise </text:p>
        </text:list-item>
        <text:list-item>
          <text:p text:style-name="P95">Military veterans with combat experience </text:p>
        </text:list-item>
        <text:list-item>
          <text:p text:style-name="P95">Robotics researchers with technical insights </text:p>
        </text:list-item>
        <text:list-item>
          <text:p text:style-name="P95">Government officials with policy knowledge </text:p>
        </text:list-item>
        <text:list-item>
          <text:p text:style-name="P96"><text:span text:style-name="Strong_20_Emphasis">Everyone who wants small nations to survive</text:span> </text:p>
        </text:list-item>
      </text:list>
      <text:p text:style-name="P3"><text:span text:style-name="Strong_20_Emphasis">What Gets Better Through Collaboration:</text:span></text:p>
      <text:list text:style-name="L46">
        <text:list-item>
          <text:p text:style-name="P97">Threat analysis (ex-military add details) </text:p>
        </text:list-item>
        <text:list-item>
          <text:p text:style-name="P97">Technical specs (roboticists refine requirements) </text:p>
        </text:list-item>
        <text:list-item>
          <text:p text:style-name="P97">Economic models (VCs stress-test assumptions) </text:p>
        </text:list-item>
        <text:list-item>
          <text:p text:style-name="P97">Geopolitical scenarios (analysts war-game outcomes) </text:p>
        </text:list-item>
        <text:list-item>
          <text:p text:style-name="P98"><text:span text:style-name="Strong_20_Emphasis">Collective intelligence beats individual genius</text:span> </text:p>
        </text:list-item>
      </text:list>
      <text:h text:style-name="P5" text:outline-level="3">The VC Pitch with Wiki</text:h>
      <text:p text:style-name="P3"><text:span text:style-name="Strong_20_Emphasis">Traditional Pitch:</text:span></text:p>
      <text:p text:style-name="P34">"Here's my plan. Fund it or don't."</text:p>
      <text:p text:style-name="P3"><text:span text:style-name="Strong_20_Emphasis">HaGOLEM Pitch:</text:span></text:p>
      <text:p text:style-name="P34">"Here's our collaborative strategy wiki. Add your insights. If you see something we missed, fix it. If you contribute, you're already part of the team. Let's build this TOGETHER."</text:p>
      <text:p text:style-name="P3"><text:span text:style-name="Strong_20_Emphasis">Why VCs Love This:</text:span></text:p>
      <text:list text:style-name="L47">
        <text:list-item>
          <text:p text:style-name="P99">Shows intellectual humility (you accept feedback) </text:p>
        </text:list-item>
        <text:list-item>
          <text:p text:style-name="P99">Shows confidence (you're not hiding weaknesses) </text:p>
        </text:list-item>
        <text:list-item>
          <text:p text:style-name="P99">Shows vision (platform thinking applies to strategy too) </text:p>
        </text:list-item>
        <text:list-item>
          <text:p text:style-name="P100"><text:span text:style-name="Strong_20_Emphasis">Shows leadership (you're building a movement, not just a company)</text:span> </text:p>
        </text:list-item>
      </text:list>
      <text:p text:style-name="P4"/>
      <text:h text:style-name="P2" text:outline-level="2">CONCLUSION: THIS IS NOT A STARTUP - THIS IS A MISSION</text:h>
      <text:h text:style-name="P5" text:outline-level="3">The Truth:</text:h>
      <text:p text:style-name="P3">HaGOLEM is not about making money. HaGOLEM is not about building cool robots. HaGOLEM is not about beating Tesla.</text:p>
      <text:p text:style-name="P3"><text:span text:style-name="Strong_20_Emphasis">HaGOLEM is about preventing the next Holocaust.</text:span> <text:span text:style-name="Strong_20_Emphasis">HaGOLEM is about Taiwan not becoming Tibet.</text:span> <text:span text:style-name="Strong_20_Emphasis">HaGOLEM is about small nations having a future.</text:span></text:p>
      <text:h text:style-name="P5" text:outline-level="3">The Math is Simple:</text:h>
      <text:list text:style-name="L48">
        <text:list-item>
          <text:p text:style-name="P101">Without force multiplication: Small nations lose </text:p>
        </text:list-item>
        <text:list-item>
          <text:p text:style-name="P101">With humanoid robots: Small nations survive </text:p>
        </text:list-item>
        <text:list-item>
          <text:p text:style-name="P101">Without HaGOLEM platform: Each nation builds alone (too slow, too expensive) </text:p>
        </text:list-item>
        <text:list-item>
          <text:p text:style-name="P102">With HaGOLEM platform: Shared development, rapid scale, allied defense </text:p>
        </text:list-item>
      </text:list>
      <text:h text:style-name="P5" text:outline-level="3">The Choice:</text:h>
      <text:p text:style-name="P3"><text:span text:style-name="Strong_20_Emphasis">For Israel:</text:span></text:p>
      <text:list text:style-name="L49">
        <text:list-item>
          <text:p text:style-name="P103">Build HaGOLEM → Deploy 1 million robots → Survive Turkey threat </text:p>
        </text:list-item>
        <text:list-item>
          <text:p text:style-name="P104">Don't build HaGOLEM → Face 85 million Turks with 9 million Israelis → ??? </text:p>
        </text:list-item>
      </text:list>
      <text:p text:style-name="P3"><text:span text:style-name="Strong_20_Emphasis">For Taiwan:</text:span></text:p>
      <text:list text:style-name="L50">
        <text:list-item>
          <text:p text:style-name="P105">Build HaGOLEM → Deploy 5 million robots → Deter China invasion </text:p>
        </text:list-item>
        <text:list-item>
          <text:p text:style-name="P106">Don't build HaGOLEM → Face 1.4 billion Chinese with 24 million Taiwanese → Fall in weeks </text:p>
        </text:list-item>
      </text:list>
      <text:p text:style-name="P3"><text:span text:style-name="Strong_20_Emphasis">For the World:</text:span></text:p>
      <text:list text:style-name="L51">
        <text:list-item>
          <text:p text:style-name="P107">Build HaGOLEM → Small nations can defend themselves → Peace through strength </text:p>
        </text:list-item>
        <text:list-item>
          <text:p text:style-name="P108">Don't build HaGOLEM → Might makes right → Return to imperial conquest </text:p>
        </text:list-item>
      </text:list>
      <text:h text:style-name="P5" text:outline-level="3"><text:soft-page-break/>The Urgency:</text:h>
      <text:p text:style-name="P3"><text:span text:style-name="Strong_20_Emphasis">The enemies are gathering.</text:span> <text:span text:style-name="Strong_20_Emphasis">The timeline is 2-5 years.</text:span> <text:span text:style-name="Strong_20_Emphasis">The window to build this is NOW.</text:span></text:p>
      <text:p text:style-name="P3"><text:span text:style-name="Strong_20_Emphasis">The question is not: Should we build HaGOLEM?</text:span> <text:span text:style-name="Strong_20_Emphasis">The question is: Who will lead, and who will follow?</text:span></text:p>
      <text:p text:style-name="P4"/>
      <text:p text:style-name="P3"><text:span text:style-name="Strong_20_Emphasis">Document Status:</text:span> Strategic positioning - Existential defense case <text:span text:style-name="Strong_20_Emphasis">Audience:</text:span> Israeli government, defense VCs, national security officials <text:span text:style-name="Strong_20_Emphasis">Author:</text:span> Meir Nivron, Chairman, HaGOLEM <text:span text:style-name="Strong_20_Emphasis">Classification:</text:span> Unclassified (suitable for public collaboration) <text:span text:style-name="Strong_20_Emphasis">Wiki Contribution:</text:span> OPEN - Add your insights, improve the analysis</text:p>
      <text:p text:style-name="P3"><text:span text:style-name="Strong_20_Emphasis">Next Steps:</text:span></text:p>
      <text:list text:style-name="L52">
        <text:list-item>
          <text:p text:style-name="P109">Share with Israeli Ministry of Defense </text:p>
        </text:list-item>
        <text:list-item>
          <text:p text:style-name="P109">Share with Taiwan security officials </text:p>
        </text:list-item>
        <text:list-item>
          <text:p text:style-name="P109">Share with U.S. DARPA program managers </text:p>
        </text:list-item>
        <text:list-item>
          <text:p text:style-name="P109">Open wiki for collaborative editing </text:p>
        </text:list-item>
        <text:list-item>
          <text:p text:style-name="P110"><text:span text:style-name="Strong_20_Emphasis">Build the platform that saves millions of lives</text:span> </text:p>
        </text:list-item>
      </text:list>
      <text:p text:style-name="P4"/>
      <text:p text:style-name="P3"><text:span text:style-name="Emphasis">"And humans said: Let us make a GOLEM in our image, body and mind - not for conquest, but for survival. Not for domination, but for defense. Not because we want war, but because we refuse to be defenseless ever again."</text:span></text:p>
      <text:p text:style-name="P1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1T17:43:18.214449400</meta:creation-date>
    <dc:date>2025-12-01T17:44:24.959509300</dc:date>
    <meta:editing-duration>PT1M6S</meta:editing-duration>
    <meta:editing-cycles>1</meta:editing-cycles>
    <meta:document-statistic meta:table-count="0" meta:image-count="0" meta:object-count="0" meta:page-count="7" meta:paragraph-count="331" meta:word-count="2330" meta:character-count="14894" meta:non-whitespace-character-count="12895"/>
    <meta:generator>LibreOffice/25.8.3.2$Windows_X86_64 LibreOffice_project/8ca8d55c161d602844f5428fa4b58097424e324e</meta:generator>
  </office:meta>
</office:document-meta>
</file>